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ansinterligne" style:master-page-name="MP0" style:family="paragraph">
      <style:paragraph-properties fo:break-before="page"/>
    </style:style>
    <style:style style:name="P2" style:parent-style-name="Sansinterligne" style:family="paragraph">
      <style:paragraph-properties fo:text-align="center"/>
      <style:text-properties fo:font-size="13pt" style:font-size-asian="13pt" style:font-size-complex="13pt" style:text-underline-type="single" style:text-underline-style="solid" style:text-underline-width="auto" style:text-underline-mode="continuous"/>
    </style:style>
    <style:style style:name="P3" style:parent-style-name="Sansinterligne" style:family="paragraph">
      <style:paragraph-properties fo:text-align="center"/>
    </style:style>
    <style:style style:name="P4" style:parent-style-name="Sansinterligne" style:family="paragraph">
      <style:paragraph-properties fo:text-align="center"/>
    </style:style>
    <style:style style:name="P5" style:parent-style-name="Sansinterligne" style:family="paragraph">
      <style:text-properties style:text-underline-type="single" style:text-underline-style="solid" style:text-underline-width="auto" style:text-underline-mode="continuous"/>
    </style:style>
    <style:style style:name="P6" style:parent-style-name="Sansinterligne" style:family="paragraph">
      <style:text-properties style:text-underline-type="single" style:text-underline-style="solid" style:text-underline-width="auto" style:text-underline-mode="continuous"/>
    </style:style>
    <style:style style:name="P7" style:parent-style-name="Sansinterligne" style:family="paragraph">
      <style:text-properties style:text-underline-type="single" style:text-underline-style="solid" style:text-underline-width="auto" style:text-underline-mode="continuous"/>
    </style:style>
    <style:style style:name="P8" style:parent-style-name="Sansinterligne" style:family="paragraph">
      <style:text-properties style:text-underline-type="single" style:text-underline-style="solid" style:text-underline-width="auto" style:text-underline-mode="continuous"/>
    </style:style>
    <style:style style:name="P9" style:parent-style-name="Sansinterligne" style:family="paragraph">
      <style:text-properties style:text-underline-type="single" style:text-underline-style="solid" style:text-underline-width="auto" style:text-underline-mode="continuous"/>
    </style:style>
    <style:style style:name="P10" style:parent-style-name="Sansinterligne" style:family="paragraph">
      <style:text-properties style:text-underline-type="single" style:text-underline-style="solid" style:text-underline-width="auto" style:text-underline-mode="continuous"/>
    </style:style>
    <style:style style:name="P11" style:parent-style-name="Sansinterligne" style:family="paragraph">
      <style:text-properties style:text-underline-type="single" style:text-underline-style="solid" style:text-underline-width="auto" style:text-underline-mode="continuous"/>
    </style:style>
    <style:style style:name="P12" style:parent-style-name="Sansinterligne" style:family="paragraph">
      <style:text-properties style:text-underline-type="single" style:text-underline-style="solid" style:text-underline-width="auto" style:text-underline-mode="continuous"/>
    </style:style>
    <style:style style:name="P13" style:parent-style-name="Sansinterligne" style:family="paragraph">
      <style:text-properties style:text-underline-type="single" style:text-underline-style="solid" style:text-underline-width="auto" style:text-underline-mode="continuous"/>
    </style:style>
    <style:style style:name="P14" style:parent-style-name="Sansinterligne" style:family="paragraph">
      <style:text-properties style:text-underline-type="single" style:text-underline-style="solid" style:text-underline-width="auto" style:text-underline-mode="continuous"/>
    </style:style>
    <style:style style:name="P15" style:parent-style-name="Sansinterligne" style:family="paragraph">
      <style:text-properties style:text-underline-type="single" style:text-underline-style="solid" style:text-underline-width="auto" style:text-underline-mode="continuous"/>
    </style:style>
    <style:style style:name="P16" style:parent-style-name="Sansinterligne" style:family="paragraph">
      <style:text-properties style:text-underline-type="single" style:text-underline-style="solid" style:text-underline-width="auto" style:text-underline-mode="continuous"/>
    </style:style>
    <style:style style:name="P17" style:parent-style-name="Sansinterligne" style:family="paragraph">
      <style:text-properties style:text-underline-type="single" style:text-underline-style="solid" style:text-underline-width="auto" style:text-underline-mode="continuous"/>
    </style:style>
    <style:style style:name="P18" style:parent-style-name="Sansinterligne" style:family="paragraph">
      <style:text-properties style:text-underline-type="single" style:text-underline-style="solid" style:text-underline-width="auto" style:text-underline-mode="continuous"/>
    </style:style>
    <style:style style:name="P19" style:parent-style-name="Sansinterligne" style:family="paragraph">
      <style:text-properties style:text-underline-type="single" style:text-underline-style="solid" style:text-underline-width="auto" style:text-underline-mode="continuous"/>
    </style:style>
  </office:automatic-styles>
  <office:body>
    <office:text text:use-soft-page-breaks="true">
      <text:p text:style-name="P1">Houdier<text:s/>Yanis<text:s/><text:tab/><text:tab/><text:tab/><text:tab/><text:tab/><text:tab/><text:tab/><text:tab/><text:tab/><text:s text:c="16"/><text:s text:c="2"/>30/09/2020</text:p>
      <text:p text:style-name="Sansinterligne">BSIO1</text:p>
      <text:p text:style-name="Sansinterligne"/>
      <text:p text:style-name="P2">Culture Générale<text:s/>et Expression</text:p>
      <text:p text:style-name="P3"/>
      <text:p text:style-name="P4"/>
      <text:p text:style-name="P5">Question 1 :</text:p>
      <text:p text:style-name="P6"/>
      <text:p text:style-name="Sansinterligne">Le thème de ce dossier est :<text:s/>les avantages et inconvénients des<text:s/>îles.<text:s/>On pourrait prendre<text:s/>« En quoi les îles<text:s/>nous attirent-elles<text:s/>et qu’elles en sont les répercussions ? »<text:s/>comme problématique<text:s/>à ce corpus de documents.</text:p>
      <text:p text:style-name="Sansinterligne"/>
      <text:p text:style-name="P7">Question 2 :</text:p>
      <text:p text:style-name="P8"/>
      <text:p text:style-name="Sansinterligne">Le document 1 est un article<text:s/>tiré du journal Le Figaro écrit par Florence Halimi et paru le 16 juillet 2011.<text:s/></text:p>
      <text:p text:style-name="Sansinterligne">Le document 2 est un extrait de la chanson « Une île » de Jacques Brel en 1962.</text:p>
      <text:p text:style-name="Sansinterligne">Le document 3 est une photographie extraite d’un guide touristique des Seychelles.</text:p>
      <text:p text:style-name="Sansinterligne">Le document 4 est un<text:s/>tableau de statistiques extrait d’une analyse faite par Marie Languille en 2010.</text:p>
      <text:p text:style-name="Sansinterligne">Le document 5 est un dessin de François Matton de 2011.</text:p>
      <text:p text:style-name="Sansinterligne"/>
      <text:p text:style-name="P9">Question 3 :</text:p>
      <text:p text:style-name="P10"/>
      <text:p text:style-name="Sansinterligne">Il faut commencer par étudier le document 1 car il nous donne le thème et la problématique sur ce corpus, les autres documents sont là pour ajouter des informations à celui-ci.</text:p>
      <text:p text:style-name="Sansinterligne"/>
      <text:p text:style-name="P11">Question 4 :</text:p>
      <text:p text:style-name="P12"/>
      <text:p text:style-name="Sansinterligne">Comme données pour répondre à ma problématique, on retrouve : « Elles renvoient à l’idée d’échappement social<text:s/>et économique – à l’utopie » <text:s text:c="2"/>nous dit Florence Halimi, des paroles de la chanson « Une île » de Jacques Brel avec « Car c’est là-bas que tout commence », « Les rêves que l’on rêve à deux ». Mais aussi des paysages magnifiques comme le suggère la photo du site touristique des Seychelles et un temps radieux mais a pour conséquences, comme nous le montrent le document 4 et 5, une surpopulation et un manque de places évident.</text:p>
      <text:p text:style-name="Sansinterligne"/>
      <text:p text:style-name="P13">Question 5 :</text:p>
      <text:p text:style-name="P14"/>
      <text:p text:style-name="Sansinterligne">Les données complémentaires qu’apportent le texte littéraire et le dessin sont  des informations sur l’attraction que procurent les îles (utopies, échappatoires,…) et ses conséquences (surpeuplement et entassement des gens comme le montre le dessin de François Matton).</text:p>
      <text:p text:style-name="Sansinterligne"/>
      <text:p text:style-name="P15">Question 6 :</text:p>
      <text:p text:style-name="Sansinterligne"/>
      <text:p text:style-name="Sansinterligne">On peut voir sur cette photographie une très belle plage avec des palmiers et une mer très claire, une personne se prélassant dans un hamac sous les rayons du soleil, ce qui fait de ce<text:s/>lieu,<text:s/>un<text:s/>lieu<text:s/>paradisiaque où tout le monde souhaiterait se trouver<text:s/>et qui donc provoque de l’attirance<text:s/>envers celles-ci.</text:p>
      <text:p text:style-name="Sansinterligne"/>
      <text:p text:style-name="P16"/>
      <text:p text:style-name="P17"/>
      <text:p text:style-name="P18"/>
      <text:soft-page-break/>
      <text:p text:style-name="P19">Question 7 :</text:p>
      <text:p text:style-name="Sansinterligne"/>
      <text:p text:style-name="Sansinterligne">On retrouve des forts pourcentages de résidents secondaires sur les îles contre de faibles pour des résidents, en moyenne 60% de résidences secondaires sur les îles et<text:s/>32% de résidences. Ces chiffres nous montrent l’étendue<text:s/>de l’attirance procurée par les îles et ses conséquences, c’est-à-dire le surpeuple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anis Houdier</meta:initial-creator>
    <dc:creator>Yanis Houdier</dc:creator>
    <meta:creation-date>2020-09-30T08:18:00Z</meta:creation-date>
    <dc:date>2020-09-30T09:28:00Z</dc:date>
    <meta:template xlink:href="Normal.dotm" xlink:type="simple"/>
    <meta:editing-cycles>6</meta:editing-cycles>
    <meta:editing-duration>PT4200S</meta:editing-duration>
    <meta:document-statistic meta:page-count="2" meta:paragraph-count="4" meta:word-count="377" meta:character-count="2448" meta:row-count="17" meta:non-whitespace-character-count="2075"/>
  </office:meta>
</office:document-meta>
</file>